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style:paragraph-properties fo:margin-top="0.6cm" fo:margin-bottom="0.212cm" loext:contextual-spacing="false" fo:line-height="100%"/>
    </style:style>
    <style:style style:name="P3" style:family="paragraph" style:parent-style-name="normal">
      <style:paragraph-properties fo:margin-top="0.6cm" fo:margin-bottom="0.212cm" loext:contextual-spacing="false" fo:line-height="100%" fo:text-align="justify" style:justify-single-word="false"/>
    </style:style>
    <style:style style:name="P4" style:family="paragraph" style:parent-style-name="normal" style:master-page-name="Standard">
      <style:paragraph-properties fo:margin-top="0.6cm" fo:margin-bottom="0.212cm" loext:contextual-spacing="false" fo:line-height="100%" style:page-number="1"/>
    </style:style>
    <style:style style:name="P5" style:family="paragraph" style:parent-style-name="normal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6" style:family="paragraph" style:parent-style-name="normal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7" style:family="paragraph" style:parent-style-name="normal" style:list-style-name="WWNum7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8" style:family="paragraph" style:parent-style-name="normal" style:list-style-name="WWNum7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9" style:family="paragraph" style:parent-style-name="normal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0" style:family="paragraph" style:parent-style-name="normal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1" style:family="paragraph" style:parent-style-name="normal" style:list-style-name="WWNum9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2" style:family="paragraph" style:parent-style-name="normal" style:list-style-name="WWNum9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3" style:family="paragraph" style:parent-style-name="normal" style:list-style-name="WWNum8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4" style:family="paragraph" style:parent-style-name="normal" style:list-style-name="WWNum6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5" style:family="paragraph" style:parent-style-name="normal" style:list-style-name="WWNum6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6" style:family="paragraph" style:parent-style-name="normal" style:list-style-name="WWNum4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7" style:family="paragraph" style:parent-style-name="normal" style:list-style-name="WWNum5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8" style:family="paragraph" style:parent-style-name="normal" style:list-style-name="WWNum5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9" style:family="paragraph" style:parent-style-name="normal" style:list-style-name="WWNum3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20" style:family="paragraph" style:parent-style-name="normal" style:list-style-name="WWNum3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21" style:family="paragraph" style:parent-style-name="normal" style:list-style-name="WWNum2">
      <style:paragraph-properties fo:margin-left="1.27cm" fo:margin-right="0cm" fo:margin-top="0cm" fo:margin-bottom="0.529cm" loext:contextual-spacing="false" fo:line-height="100%" fo:text-align="justify" style:justify-single-word="false" fo:text-indent="-0.635cm" style:auto-text-indent="false"/>
    </style:style>
    <style:style style:name="P22" style:family="paragraph" style:parent-style-name="normal" style:list-style-name="WWNum1">
      <style:paragraph-properties fo:margin-left="1.27cm" fo:margin-right="0cm" fo:margin-top="0cm" fo:margin-bottom="0.529cm" loext:contextual-spacing="false" fo:line-height="100%" fo:text-align="justify" style:justify-single-word="false" fo:text-indent="-0.635cm" style:auto-text-indent="false"/>
    </style:style>
    <style:style style:name="P23" style:family="paragraph" style:parent-style-name="normal" style:list-style-name="WWNum8">
      <style:paragraph-properties fo:margin-left="1.27cm" fo:margin-right="0cm" fo:margin-top="0cm" fo:margin-bottom="0.529cm" loext:contextual-spacing="false" fo:line-height="100%" fo:text-align="justify" style:justify-single-word="false" fo:text-indent="-0.635cm" style:auto-text-indent="false"/>
    </style:style>
    <style:style style:name="P24" style:family="paragraph" style:parent-style-name="normal" style:list-style-name="WWNum4">
      <style:paragraph-properties fo:margin-left="1.27cm" fo:margin-right="0cm" fo:margin-top="0cm" fo:margin-bottom="0.529cm" loext:contextual-spacing="false" fo:line-height="100%" fo:text-align="justify" style:justify-single-word="false" fo:text-indent="-0.635cm" style:auto-text-indent="false"/>
    </style:style>
    <style:style style:name="P25" style:family="paragraph" style:parent-style-name="normal" style:list-style-name="WWNum5">
      <style:paragraph-properties fo:margin-left="1.27cm" fo:margin-right="0cm" fo:margin-top="0cm" fo:margin-bottom="0.529cm" loext:contextual-spacing="false" fo:line-height="100%" fo:text-align="justify" style:justify-single-word="false" fo:text-indent="-0.635cm" style:auto-text-indent="false"/>
    </style:style>
    <style:style style:name="P26" style:family="paragraph" style:parent-style-name="normal" style:list-style-name="WWNum3">
      <style:paragraph-properties fo:margin-left="1.27cm" fo:margin-right="0cm" fo:margin-top="0cm" fo:margin-bottom="0.529cm" loext:contextual-spacing="false" fo:line-height="100%" fo:text-align="justify" style:justify-single-word="false" fo:text-indent="-0.635cm" style:auto-text-indent="false"/>
    </style:style>
    <style:style style:name="P27" style:family="paragraph" style:parent-style-name="normal" style:list-style-name="WWNum2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28" style:family="paragraph" style:parent-style-name="normal" style:list-style-name="WWNum7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29" style:family="paragraph" style:parent-style-name="normal" style:list-style-name="WWNum1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30" style:family="paragraph" style:parent-style-name="normal" style:list-style-name="WWNum9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31" style:family="paragraph" style:parent-style-name="normal" style:list-style-name="WWNum6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32" style:family="paragraph" style:parent-style-name="normal" style:list-style-name="WWNum7">
      <style:paragraph-properties fo:margin-left="2.54cm" fo:margin-right="0cm" fo:margin-top="0cm" fo:margin-bottom="0.847cm" loext:contextual-spacing="false" fo:line-height="100%" fo:text-align="justify" style:justify-single-word="false" fo:text-indent="-0.635cm" style:auto-text-indent="false"/>
    </style:style>
    <style:style style:name="P33" style:family="paragraph" style:parent-style-name="normal" style:list-style-name="WWNum9">
      <style:paragraph-properties fo:margin-left="2.54cm" fo:margin-right="0cm" fo:margin-top="0cm" fo:margin-bottom="0.847cm" loext:contextual-spacing="false" fo:line-height="100%" fo:text-align="justify" style:justify-single-word="false" fo:text-indent="-0.635cm" style:auto-text-indent="false"/>
    </style:style>
    <style:style style:name="P34" style:family="paragraph" style:parent-style-name="normal" style:list-style-name="WWNum6">
      <style:paragraph-properties fo:margin-left="2.54cm" fo:margin-right="0cm" fo:margin-top="0cm" fo:margin-bottom="0.847cm" loext:contextual-spacing="false" fo:line-height="100%" fo:text-align="justify" style:justify-single-word="false" fo:text-indent="-0.635cm" style:auto-text-indent="false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Introducción</text:span></text:p>
      <text:p text:style-name="P1">El desempleo en España ha sido influenciado por ciclos económicos, crisis estructurales y factores demográficos y sociales. Desde el pico del 27% durante la crisis financiera (2008) y la crisis de la deuda soberana (2013), la tasa de paro ha disminuido significativamente hasta alcanzar el 10.6-11.4% en 2024-2025. Este informe analiza las tendencias del paro desde 2014T1 hasta 2025T1, destacando cómo el sexo, la edad, el sector económico, el estado civil y el nivel de formación afectan la propensión al desempleo. Los gráficos generados refuerzan las conclusiones sobre los grupos más vulnerables y los sectores más afectados.</text:p>
      <text:p text:style-name="normal"><draw:rect text:anchor-type="as-char" style:rel-width="100%" draw:z-index="0" draw:style-name="gr1" draw:text-style-name="P35" svg:width="16.511cm" svg:height="0.054cm"><text:p/></draw:rect></text:p>
      <text:p text:style-name="P2"><text:span text:style-name="T1">2. Factores Clave que Influyen en el Paro</text:span></text:p>
      <text:p text:style-name="P2"><text:span text:style-name="T1">2.1. Situación Económica y Ciclo Económico</text:span></text:p>
      <text:list xml:id="list2806333371" text:style-name="WWNum2">
        <text:list-item>
          <text:p text:style-name="P5"><text:span text:style-name="T1">Contexto Histórico</text:span>: La crisis financiera de 2008 y la crisis de la deuda soberana de 2013 elevaron la tasa de paro en España hasta el 27%. Desde entonces, la recuperación económica ha reducido la tasa de paro a un rango de 10.6-11.4% en 2024-2025, como se observa en los datos.</text:p>
        </text:list-item>
        <text:list-item>
          <text:p text:style-name="P5"><text:span text:style-name="T1">Tendencia General</text:span>:</text:p>
          <text:list>
            <text:list-item>
              <text:p text:style-name="P27"><text:span text:style-name="T1">2014-2016</text:span>: Tasa de paro alta (18.6-21.0%), con un pico de 21.00% en 2016T1 reflejando la lenta recuperación post-crisis.</text:p>
            </text:list-item>
            <text:list-item>
              <text:p text:style-name="P27"><text:span text:style-name="T1">2017-2019</text:span>: Descenso progresivo hasta el 13.8-14.7%, impulsado por el crecimiento económico.</text:p>
            </text:list-item>
            <text:list-item>
              <text:p text:style-name="P27"><text:span text:style-name="T1">2020</text:span>: Incremento a 16.26% en 2020T3 debido al impacto de la pandemia de COVID-19, que afectó especialmente al sector servicios.</text:p>
            </text:list-item>
            <text:list-item>
              <text:p text:style-name="P27"><text:span text:style-name="T1">2021-2025</text:span>: Recuperación sostenida, con la tasa de paro estabilizada en torno al 10.6-11.4% (mínimo de 10.61% en 2024T4).</text:p>
            </text:list-item>
          </text:list>
        </text:list-item>
        <text:list-item>
          <text:p text:style-name="P21"><text:span text:style-name="T1">Observación</text:span>: La situación económica es el factor principal del desempleo, con mejoras significativas en la última década, aunque persisten desafíos estructurales.</text:p>
        </text:list-item>
      </text:list>
      <text:p text:style-name="P2"><text:span text:style-name="T1">2.2. Sexo</text:span></text:p>
      <text:list xml:id="list3793656432" text:style-name="WWNum7">
        <text:list-item>
          <text:p text:style-name="P7"><text:span text:style-name="T1">Impacto</text:span>: El diferencial de paro entre hombres y mujeres se ha reducido. Hace 20 años, la brecha era del 13%, pero según el informe explicativo, ahora es del 5%.</text:p>
        </text:list-item>
        <text:list-item>
          <text:p text:style-name="P7"><text:span text:style-name="T1">Datos del Archivo</text:span>:</text:p>
          <text:list>
            <text:list-item>
              <text:p text:style-name="P28">Los datos de "Ambos sexos" no desglosan directamente por sexo, pero el informe señala que las mujeres, especialmente en el grupo de 55 años y más, representan alrededor del 60% de los parados en el sector servicios y entre los desempleados de larga duración (más de 1 año), frente al 40% de los hombres.</text:p>
            </text:list-item>
            <text:list-item>
              <text:p text:style-name="P32">Para mujeres de 55 años y más , el paro es significativo en niveles educativos más altos (e.j., 67.6 miles en educación superior en 2025T1).</text:p>
            </text:list-item>
          </text:list>
        </text:list-item>
      </text:list>
      <text:p text:style-name="P3"><text:span text:style-name="T1">2.3. Grupo de Edad</text:span></text:p>
      <text:list xml:id="list1490692406" text:style-name="WWNum1">
        <text:list-item>
          <text:p text:style-name="P9"><text:span text:style-name="T1">Tendencia General</text:span>: El grupo de 55 años y más ha aumentado su proporción en el paro, pasando del 7.86% al 19.41% según el informe explicativo.</text:p>
        </text:list-item>
        <text:list-item>
          <text:p text:style-name="P9"><text:span text:style-name="T1">Datos Específicos (Mujeres de 55 años y más)</text:span>:</text:p>
          <text:list>
            <text:list-item>
              <text:p text:style-name="P29"><text:soft-page-break/><text:span text:style-name="T1">Primera etapa de educación secundaria</text:span>: Promedio de 106.8 miles de paradas, con un pico de 132.3 miles en 2021T3 (fila 7396) y 116.5 miles en 2025T1 .</text:p>
            </text:list-item>
            <text:list-item>
              <text:p text:style-name="P29"><text:span text:style-name="T1">Educación superior</text:span>: Promedio de 45.5 miles, con un máximo de 68.8 miles en 2021T3 y 67.6 miles en 2025T1).</text:p>
            </text:list-item>
            <text:list-item>
              <text:p text:style-name="P29"><text:span text:style-name="T1">Observación</text:span>: El aumento en el paro de este grupo, especialmente en sectores como agricultura y construcción (actividades físicas), se debe a la mayor facilidad de despido y la preferencia por contratar jóvenes con menores costes laborales. Los mayores de 45 años representan el 43.22% de los parados.</text:p>
            </text:list-item>
          </text:list>
        </text:list-item>
        <text:list-item>
          <text:p text:style-name="P22"><text:span text:style-name="T1">Tendencia</text:span>: El paro en el grupo de 55 años y más ha crecido significativamente, especialmente entre los desempleados de larga duración (25% del total en este grupo).</text:p>
        </text:list-item>
      </text:list>
      <text:p text:style-name="P3"><text:span text:style-name="T1">2.4. Sector Económico</text:span></text:p>
      <text:list xml:id="list4003564181" text:style-name="WWNum9">
        <text:list-item>
          <text:p text:style-name="P11"><text:span text:style-name="T1">Distribución (Ambos sexos, Total)</text:span>:</text:p>
          <text:list>
            <text:list-item>
              <text:p text:style-name="P30"><text:span text:style-name="T1">Servicios</text:span>: Promedio de 1,226.6 miles de parados, representando el 35-40% del total. Máximo: 1,561.7 miles en 2020T3 .</text:p>
            </text:list-item>
            <text:list-item>
              <text:p text:style-name="P30"><text:span text:style-name="T1">Parados de larga duración/primer empleo</text:span>: Promedio de 1,773.6 miles, hasta el 50% en algunos trimestres (e.j., 2,693.9 miles en 2016T1.</text:p>
            </text:list-item>
            <text:list-item>
              <text:p text:style-name="P30"><text:span text:style-name="T1">Industria</text:span>: Promedio de 162.8 miles. Mínimo: 119.7 miles en 2023T4 .</text:p>
            </text:list-item>
            <text:list-item>
              <text:p text:style-name="P30"><text:span text:style-name="T1">Construcción</text:span>: Promedio de 138.4 miles. Mínimo: 88 miles en 2023T3 .</text:p>
            </text:list-item>
            <text:list-item>
              <text:p text:style-name="P30"><text:span text:style-name="T1">Agricultura</text:span>: Promedio de 178.9 miles. Mínimo: 121.4 miles en 2024T2 .</text:p>
            </text:list-item>
          </text:list>
        </text:list-item>
        <text:list-item>
          <text:p text:style-name="P11"><text:span text:style-name="T1">Observaciones</text:span>:</text:p>
          <text:list>
            <text:list-item>
              <text:p text:style-name="P30"><text:span text:style-name="T1">Servicios</text:span> y <text:span text:style-name="T1">parados de larga duración/primer empleo</text:span> concentran el 86% de los parados, reflejando el peso del sector servicios en la economía.</text:p>
            </text:list-item>
            <text:list-item>
              <text:p text:style-name="P30"><text:span text:style-name="T1">Construcción</text:span> ha reducido su contribución al paro desde el 18% en 2009 a niveles mínimos (e.j., 88 miles en 2023T3), debido a la reestructuración post-crisis inmobiliaria.</text:p>
            </text:list-item>
            <text:list-item>
              <text:p text:style-name="P33"><text:span text:style-name="T1">Industria</text:span> y <text:span text:style-name="T1">Agricultura</text:span> muestran una disminución relativa, beneficiados por la recuperación económica.</text:p>
            </text:list-item>
          </text:list>
        </text:list-item>
      </text:list>
      <text:p text:style-name="P3"><text:span text:style-name="T1">2.5. Estado Civil</text:span></text:p>
      <text:list xml:id="list426803684" text:style-name="WWNum8">
        <text:list-item>
          <text:p text:style-name="P13"><text:span text:style-name="T1">Tendencia</text:span>: Los solteros y casados representan la mayoría de los parados. En los últimos años, el porcentaje de parados casados ha disminuido, mientras que el de solteros ha aumentado, influido por la tendencia a casarse menos.</text:p>
        </text:list-item>
        <text:list-item>
          <text:p text:style-name="P23"><text:span text:style-name="T1">Observación</text:span>: Estar casado se asocia con una mejor situación laboral, posiblemente por estabilidad económica o social.</text:p>
        </text:list-item>
      </text:list>
      <text:p text:style-name="P3"><text:span text:style-name="T1">2.6. Nivel de Formación</text:span></text:p>
      <text:list xml:id="list3560560160" text:style-name="WWNum6">
        <text:list-item>
          <text:p text:style-name="P14"><text:span text:style-name="T1">Distribución (Ambos sexos, Total)</text:span>:</text:p>
          <text:list>
            <text:list-item>
              <text:p text:style-name="P31"><text:span text:style-name="T1">Educación secundaria total</text:span>: Promedio de 2,146.3 miles (75% de los parados). Máximo: 3,033.4 miles en 2016T1 .</text:p>
            </text:list-item>
            <text:list-item>
              <text:p text:style-name="P31"><text:span text:style-name="T1">Educación superior</text:span>: Promedio de 889.5 miles (25% de los parados). Mínimo: 723.9 miles en 2022T2 .</text:p>
            </text:list-item>
            <text:list-item>
              <text:p text:style-name="P31"><text:span text:style-name="T1">Educación primaria total</text:span>: Promedio de 361.3 miles. Mínimo: 252.8 miles en 2025T1 .</text:p>
            </text:list-item>
            <text:list-item>
              <text:p text:style-name="P31"><text:span text:style-name="T1">Analfabetos</text:span>: Promedio de 28.7 miles. Mínimo: 20 miles en 2024T2.</text:p>
            </text:list-item>
          </text:list>
        </text:list-item>
        <text:list-item>
          <text:p text:style-name="P14"><text:span text:style-name="T1">Mujeres de 55 años y más</text:span>:</text:p>
          <text:list>
            <text:list-item>
              <text:p text:style-name="P31"><text:soft-page-break/>Las mujeres con educación secundaria (primera etapa) son el grupo más numeroso (promedio: 106.8 miles), pero el paro en educación superior es relevante (60% de las paradas frente al 40% de los hombres en este grupo).</text:p>
            </text:list-item>
            <text:list-item>
              <text:p text:style-name="P34">Tendencia: Aumento del paro en mujeres mayores con educación secundaria y superior, especialmente durante la pandemia (2020-2021).</text:p>
            </text:list-item>
          </text:list>
        </text:list-item>
      </text:list>
      <text:p text:style-name="P3"><text:span text:style-name="T1">2.7. Grupos de Mayor Riesgo</text:span></text:p>
      <text:list xml:id="list2222543241" text:style-name="WWNum4">
        <text:list-item>
          <text:p text:style-name="P16"><text:span text:style-name="T1">Perfil de Alto Riesgo</text:span>: Personas con educación secundaria, solteras, en el sector servicios o desempleadas de larga duración/primer empleo, mayores de 45 años (especialmente 55 y más), y mujeres (aunque el diferencial por sexo ha disminuido).</text:p>
        </text:list-item>
        <text:list-item>
          <text:p text:style-name="P24"><text:span text:style-name="T1">Mujeres de 55 años y más</text:span>: Representan el 60% del paro en servicios y desempleo de larga duración, frente al 40% de los hombres, destacando su vulnerabilidad.</text:p>
        </text:list-item>
      </text:list>
      <text:p text:style-name="normal"><draw:rect text:anchor-type="as-char" style:rel-width="100%" draw:z-index="1" draw:style-name="gr1" draw:text-style-name="P35" svg:width="16.511cm" svg:height="0.054cm"><text:p/></draw:rect></text:p>
      <text:p text:style-name="normal"/>
      <text:p text:style-name="P3"><text:span text:style-name="T1">3. Conclusiones</text:span></text:p>
      <text:list xml:id="list3119923538" text:style-name="WWNum5">
        <text:list-item>
          <text:p text:style-name="P17"><text:span text:style-name="T1">Tendencia General</text:span>: La tasa de paro ha disminuido desde el 21% en 2016T1 al 11.36% en 2025T1, con un repunte en 2020 por la pandemia. La recuperación económica ha sido clave.</text:p>
        </text:list-item>
        <text:list-item>
          <text:p text:style-name="P17"><text:span text:style-name="T1">Sexo</text:span>: La brecha de paro entre hombres y mujeres se ha reducido al 5%, pero las mujeres de 55 años y más representan el 60% del paro en servicios y desempleo de larga duración.</text:p>
        </text:list-item>
        <text:list-item>
          <text:p text:style-name="P17"><text:span text:style-name="T1">Edad</text:span>: El grupo de 55 años y más ha aumentado su proporción en el paro (de 7.86% a 19.41%), especialmente en agricultura, construcción y desempleo de larga duración.</text:p>
        </text:list-item>
        <text:list-item>
          <text:p text:style-name="P17"><text:span text:style-name="T1">Sector Económico</text:span>: Servicios (35-40%) y parados de larga duración/primer empleo (hasta 50%) dominan el desempleo. Construcción ha reducido su peso significativamente.</text:p>
        </text:list-item>
        <text:list-item>
          <text:p text:style-name="P17"><text:span text:style-name="T1">Estado Civil</text:span>: Los solteros han incrementado su proporción en el paro, mientras que los casados han mejorado su situación.</text:p>
        </text:list-item>
        <text:list-item>
          <text:p text:style-name="P17"><text:span text:style-name="T1">Nivel de Formación</text:span>: Los parados con educación secundaria representan el 75%, mientras que los de educación superior son el 25%. En mujeres de 55 años y más, el paro en educación superior es notable (60% frente al 40% de hombres).</text:p>
        </text:list-item>
        <text:list-item>
          <text:p text:style-name="P25"><text:span text:style-name="T1">Grupos de Riesgo</text:span>: Los más vulnerables son solteros, con educación secundaria, mayores de 45 años, en el sector servicios o desempleados de larga duración, especialmente mujeres.</text:p>
        </text:list-item>
      </text:list>
      <text:p text:style-name="normal"><draw:rect text:anchor-type="as-char" style:rel-width="100%" draw:z-index="2" draw:style-name="gr1" draw:text-style-name="P35" svg:width="16.511cm" svg:height="0.054cm"><text:p/></draw:rect></text:p>
      <text:p text:style-name="P3"><text:span text:style-name="T1">4. Recomendaciones</text:span></text:p>
      <text:list xml:id="list1793227901" text:style-name="WWNum3">
        <text:list-item>
          <text:p text:style-name="P19"><text:span text:style-name="T1">Políticas Laborales</text:span>: Diseñar programas de reinserción laboral para mayores de 55 años, especialmente mujeres, en sectores como servicios y para desempleados de larga duración.</text:p>
        </text:list-item>
        <text:list-item>
          <text:p text:style-name="P19"><text:span text:style-name="T1">Formación</text:span>: Fomentar la formación profesional para personas con educación secundaria, dado su alto riesgo de desempleo.</text:p>
        </text:list-item>
        <text:list-item>
          <text:p text:style-name="P19"><text:span text:style-name="T1">Análisis Adicional</text:span>: Realizar un desglose por sexo y edad para cuantificar mejor las disparidades. Incluir datos macroeconómicos (e.j., PIB) para correlacionar con el paro.</text:p>
        </text:list-item>
        <text:list-item>
          <text:p text:style-name="P26"><text:soft-page-break/><text:span text:style-name="T1">Monitoreo Continuo</text:span>: Actualizar el análisis con datos futuros para evaluar la sostenibilidad de la recuperación.</text:p>
        </text:list-item>
      </text:list>
      <text:p text:style-name="normal"><draw:rect text:anchor-type="as-char" style:rel-width="100%" draw:z-index="3" draw:style-name="gr1" draw:text-style-name="P35" svg:width="16.511cm" svg:height="0.054cm"><text:p/></draw:rect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4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6" meta:word-count="1240" meta:character-count="7559" meta:non-whitespace-character-count="6431"/>
    <meta:generator>Trio_Office/6.2.8.2$Windows_x86 LibreOffice_project/</meta:generator>
  </office:meta>
</office:document-meta>
</file>